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20-01-22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9-09-17 0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9-06-24 0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9-05-07 0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9-02-06 0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8-09-10 10:53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8-05-23 1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8-01-10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7-09-20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7-05-01 1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7-01-18 1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6-09-02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6-05-02 1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6-01-05 0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5-09-0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5-05-1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5-01-2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4-09-22 1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170</text:p>
          </table:table-cell>
          <table:table-cell office:value-type="string" calcext:value-type="string">
            <text:p>2014-08-12 0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